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row>
              <mn>0.05261919</mn>
              <mo stretchy="false">∗</mo>
              <mi>k</mi>
            </mrow>
            <mo stretchy="false">+</mo>
            <mn>3.17655729</mn>
          </mrow>
        </msup>
      </mrow>
    </mfrac>
    <annotation encoding="StarMath 5.0">{1} over {1+ func e^{0.05261919*k+3.17655729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1:08:36.323448938</meta:creation-date>
    <dc:date>2015-12-22T21:21:07.589805811</dc:date>
    <meta:editing-duration>PT4M43S</meta:editing-duration>
    <meta:editing-cycles>1</meta:editing-cycles>
    <meta:generator>LibreOffice/5.0.2.2$Linux_X86_64 LibreOffice_project/00m0$Build-2</meta:generator>
  </office:meta>
</office:document-meta>
</file>